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5" style:family="graphic" style:parent-style-name="objectwithoutfill">
      <style:graphic-properties svg:stroke-color="#168253" draw:fill="none" draw:textarea-vertical-align="middle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8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9" style:family="graphic" style:parent-style-name="standard">
      <style:graphic-properties svg:stroke-color="#168253" draw:fill-color="#168253" draw:textarea-horizontal-align="justify" draw:textarea-vertical-align="middle" draw:auto-grow-height="false" fo:min-height="0.015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-color="#168253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18cm">
          <text:p text:style-name="P2"><text:span text:style-name="T1">wor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g draw:style-name="gr3">
          <draw:polygon draw:style-name="gr4" draw:text-style-name="P1" draw:layer="layout" svg:width="8.249cm" svg:height="11.999cm" svg:x="1.95cm" svg:y="5.001cm" svg:viewBox="0 0 8250 12000" draw:points="0,12000 0,0 8250,0 8250,12000">
            <text:p/>
          </draw:polygon>
          <draw:line draw:style-name="gr5" draw:text-style-name="P4" draw:layer="layout" svg:x1="3.45cm" svg:y1="7.251cm" svg:x2="8.7cm" svg:y2="7.251cm">
            <text:p/>
          </draw:line>
          <draw:line draw:style-name="gr6" draw:text-style-name="P4" draw:layer="layout" svg:x1="3.45cm" svg:y1="7.251cm" svg:x2="8.7cm" svg:y2="7.251cm">
            <text:p/>
          </draw:line>
          <draw:line draw:style-name="gr6" draw:text-style-name="P4" draw:layer="layout" svg:x1="3.45cm" svg:y1="8.751cm" svg:x2="8.7cm" svg:y2="8.751cm">
            <text:p/>
          </draw:line>
          <draw:line draw:style-name="gr6" draw:text-style-name="P4" draw:layer="layout" svg:x1="3.45cm" svg:y1="10.251cm" svg:x2="8.7cm" svg:y2="10.251cm">
            <text:p/>
          </draw:line>
          <draw:line draw:style-name="gr6" draw:text-style-name="P4" draw:layer="layout" svg:x1="3.45cm" svg:y1="11.751cm" svg:x2="8.7cm" svg:y2="11.751cm">
            <text:p/>
          </draw:line>
          <draw:line draw:style-name="gr6" draw:text-style-name="P4" draw:layer="layout" svg:x1="3.45cm" svg:y1="13.251cm" svg:x2="8.7cm" svg:y2="13.251cm">
            <text:p/>
          </draw:line>
          <draw:line draw:style-name="gr6" draw:text-style-name="P4" draw:layer="layout" svg:x1="3.45cm" svg:y1="14.751cm" svg:x2="8.7cm" svg:y2="14.751cm">
            <text:p/>
          </draw:line>
          <draw:line draw:style-name="gr6" draw:text-style-name="P4" draw:layer="layout" svg:x1="3.45cm" svg:y1="10.251cm" svg:x2="8.7cm" svg:y2="10.251cm">
            <text:p/>
          </draw:line>
          <draw:polygon draw:style-name="gr4" draw:text-style-name="P1" draw:layer="layout" svg:width="8.249cm" svg:height="11.999cm" svg:x="1.95cm" svg:y="5.001cm" svg:viewBox="0 0 8250 12000" draw:points="0,12000 0,0 8250,0 8250,12000">
            <text:p/>
          </draw:polygon>
          <draw:line draw:style-name="gr6" draw:text-style-name="P4" draw:layer="layout" svg:x1="3.45cm" svg:y1="10.251cm" svg:x2="8.7cm" svg:y2="10.251cm">
            <text:p/>
          </draw:line>
          <draw:line draw:style-name="gr6" draw:text-style-name="P4" draw:layer="layout" svg:x1="3.45cm" svg:y1="11.751cm" svg:x2="8.7cm" svg:y2="11.751cm">
            <text:p/>
          </draw:line>
          <draw:line draw:style-name="gr6" draw:text-style-name="P4" draw:layer="layout" svg:x1="3.45cm" svg:y1="10.251cm" svg:x2="8.7cm" svg:y2="10.251cm">
            <text:p/>
          </draw:line>
          <draw:path draw:style-name="gr7" draw:text-style-name="P5" draw:layer="layout" svg:width="2.062cm" svg:height="1.908cm" svg:x="6.825cm" svg:y="5.939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8" draw:text-style-name="P4" draw:layer="layout" svg:x1="7.856cm" svg:y1="7.712cm" svg:x2="7.856cm" svg:y2="8.394cm">
            <text:p/>
          </draw:line>
          <draw:custom-shape draw:style-name="gr9" draw:text-style-name="P6" draw:layer="layout" svg:width="0.375cm" svg:height="0.375cm" svg:x="7.647cm" svg:y="8.82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43M39S</meta:editing-duration>
    <meta:editing-cycles>8</meta:editing-cycles>
    <meta:generator>LibreOffice/25.2.7.2$Windows_X86_64 LibreOffice_project/5cbfd1ab6520636bb5f7b99185aa69bd7456825d</meta:generator>
    <dc:date>2026-01-03T11:37:03.123294800</dc:date>
    <meta:document-statistic meta:object-count="19"/>
  </office:meta>
</office:document-meta>
</file>